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908" officeooo:paragraph-rsid="001ca908"/>
    </style:style>
    <style:style style:name="P2" style:family="paragraph" style:parent-style-name="Standard">
      <style:text-properties fo:font-weight="bold" officeooo:rsid="001ca908" officeooo:paragraph-rsid="001ca908" style:font-weight-asian="bold" style:font-weight-complex="bold"/>
    </style:style>
    <style:style style:name="P3" style:family="paragraph" style:parent-style-name="Standard">
      <style:text-properties officeooo:rsid="00207e3f" officeooo:paragraph-rsid="00207e3f"/>
    </style:style>
    <style:style style:name="P4" style:family="paragraph" style:parent-style-name="Standard">
      <style:text-properties officeooo:rsid="00240ab9" officeooo:paragraph-rsid="00240ab9"/>
    </style:style>
    <style:style style:name="P5" style:family="paragraph" style:parent-style-name="Standard">
      <style:text-properties officeooo:rsid="00294c26" officeooo:paragraph-rsid="00294c26"/>
    </style:style>
    <style:style style:name="P6" style:family="paragraph" style:parent-style-name="Standard">
      <style:text-properties officeooo:rsid="00347b1b" officeooo:paragraph-rsid="00347b1b"/>
    </style:style>
    <style:style style:name="P7" style:family="paragraph" style:parent-style-name="Standard">
      <style:text-properties officeooo:rsid="0041690e" officeooo:paragraph-rsid="0041690e"/>
    </style:style>
    <style:style style:name="T1" style:family="text">
      <style:text-properties officeooo:rsid="001f0155"/>
    </style:style>
    <style:style style:name="T2" style:family="text">
      <style:text-properties officeooo:rsid="0021600c"/>
    </style:style>
    <style:style style:name="T3" style:family="text">
      <style:text-properties officeooo:rsid="00261e9a"/>
    </style:style>
    <style:style style:name="T4" style:family="text">
      <style:text-properties officeooo:rsid="0029cee6"/>
    </style:style>
    <style:style style:name="T5" style:family="text">
      <style:text-properties officeooo:rsid="002c055f"/>
    </style:style>
    <style:style style:name="T6" style:family="text">
      <style:text-properties officeooo:rsid="00350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eUp</text:p>
      <text:p text:style-name="P1">Name:Ansh Prakash</text:p>
      <text:p text:style-name="P1">2016CS10367</text:p>
      <text:p text:style-name="P1">For many of the problem I have normalised the data</text:p>
      <text:p text:style-name="P1">Q1. Earlier I was try to run the algo without normalising which resulted in weird graphs and inappropriate fits to the data ,<text:span text:style-name="T1">then I normalised the input X <text:s/>and it resulted in much better and smoother run of the algo.</text:span></text:p>
      <text:p text:style-name="P3">Q2. This was much more cool to see the overfitting graohs for 0.1.<text:span text:style-name="T2">For me it seem like some have drwn the graph using hand:)</text:span></text:p>
      <text:p text:style-name="P4">Q3.This also give good results after normalising <text:span text:style-name="T3">data</text:span>.</text:p>
      <text:p text:style-name="P5">Q4. <text:span text:style-name="T5">Nothing much .It was straight and direct.</text:span></text:p>
      <text:p text:style-name="P6">My approch <text:span text:style-name="T6">was to draw a mesh grid and plot all the points which satistfies the equation.(This is how I made most of my plots)</text:span></text:p>
      <text:p text:style-name="P7">Thank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1:49:28.805716257</meta:creation-date>
    <dc:date>2019-02-13T22:05:55.829150634</dc:date>
    <meta:editing-duration>PT16M16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21" meta:character-count="658" meta:non-whitespace-character-count="546"/>
  </office:meta>
</office:document-meta>
</file>